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<text:s/>C programming exercises</text:span></text:p>
      <text:p text:style-name="P1"><text:span text:style-name="T2"/></text:p>
      <text:p text:style-name="P1"><text:span text:style-name="T3">1) Sum of First N Numbers</text:span></text:p>
      <text:p text:style-name="P1"><text:span text:style-name="T3">2) Power of N</text:span></text:p>
      <text:p text:style-name="P1"><text:span text:style-name="T3">3) find Normal and Trace of Square Matrix</text:span></text:p>
      <text:p text:style-name="P1"><text:span text:style-name="T3">4) Find Roots of Quadratic Equation</text:span></text:p>
      <text:p text:style-name="P1"><text:span text:style-name="T3">5) Calculate Permutation (nPr) and Combination (nCr)</text:span></text:p>
      <text:p text:style-name="P1"><text:span text:style-name="T3">6) Check if a given string is a valid palindrome ignoring spaces and punctuation.</text:span></text:p>
      <text:p text:style-name="P1"><text:span text:style-name="T3">7) Implement a basic blogging platform.</text:span></text:p>
      <text:p text:style-name="P1"><text:span text:style-name="T3">8) Calculate the area of a parallelogram.</text:span></text:p>
      <text:p text:style-name="P1"><text:span text:style-name="T3">9) Check if a given number is a Harshad number.</text:span></text:p>
      <text:p text:style-name="P1"><text:span text:style-name="T3">10) Implement a basic student information system.</text:span></text:p>
      <text:p text:style-name="P1"><text:span text:style-name="T3">11) Calculate the volume of a cube.</text:span></text:p>
      <text:p text:style-name="P1"><text:span text:style-name="T3">12) Implement a basic multiplayer online game.</text:span></text:p>
      <text:p text:style-name="P1"><text:span text:style-name="T3">13) Check if a given number is a buzz number.</text:span></text:p>
      <text:p text:style-name="P1"><text:span text:style-name="T3">14) Implement a basic social networking application.</text:span></text:p>
      <text:p text:style-name="P1"><text:span text:style-name="T3">15) Calculate the surface area of a sphere.</text:span></text:p>
      <text:p text:style-name="P1"><text:span text:style-name="T3">16) Implement a basic online movie ticket booking system.</text:span></text:p>
      <text:p text:style-name="P1"><text:span text:style-name="T3">17) Encrypt and decrypt a message using a simple substitution cipher.</text:span></text:p>
      <text:p text:style-name="P1"><text:span text:style-name="T3">18) Find the Median of Two Sorted Arrays.</text:span></text:p>
      <text:p text:style-name="P1"><text:span text:style-name="T3">19) Solve the N-Queens Problem.</text:span></text:p>
      <text:p text:style-name="P1"><text:span text:style-name="T3">20) Implement the Josephus Problem.</text:span></text:p>
      <text:p text:style-name="P1"><text:span text:style-name="T4">21) Implement the Burrows-Wheeler Transform.</text:span></text:p>
      <text:p text:style-name="P1"><text:span text:style-name="T4">22) Find the Longest Common Subsequence of Three Strings.</text:span></text:p>
      <text:p text:style-name="P1"><text:span text:style-name="T4">23) Implement a B-Tree Data Structure.</text:span></text:p>
      <text:p text:style-name="P1"><text:span text:style-name="T4">24) Implement the Ford-Fulkerson Algorithm for Maximum Flow.</text:span></text:p>
      <text:p text:style-name="P1"><text:span text:style-name="T4">25) Solve the Subset Sum Problem.</text:span></text:p>
      <text:p text:style-name="P1"><text:span text:style-name="T4">26) Implement the Tarjan Algorithm for Strongly Connected Components.</text:span></text:p>
      <text:p text:style-name="P1"><text:span text:style-name="T4">27) Construct a Suffix Array.</text:span></text:p>
      <text:p text:style-name="P1"><text:span text:style-name="T4">28) Implement the Manacher's Algorithm for Longest Palindromic Substring.</text:span></text:p>
      <text:p text:style-name="P1"><text:span text:style-name="T4">29) Solve the Traveling Salesman Problem.</text:span></text:p>
      <text:p text:style-name="P1"><text:span text:style-name="T4">30) Implement the Bellman-Ford Algorithm for Single Source Shortest Paths. </text:span></text:p>
      <text:p text:style-name="P1"><text:span text:style-name="T4">31) Find the Maximum Bipartite Matching in a Graph.</text:span></text:p>
      <text:p text:style-name="P1"><text:span text:style-name="T4">32) Implement the Hungarian Algorithm for Maximum Bipartite Matching.</text:span></text:p>
      <text:p text:style-name="P1"><text:span text:style-name="T4">33) Implement a Bloom Filter.</text:span></text:p>
      <text:p text:style-name="P1"><text:span text:style-name="T4">34) Solve the Bipartite Matching Problem using Hopcroft-Karp Algorithm.</text:span></text:p>
      <text:p text:style-name="P1"><text:span text:style-name="T4">35) Implement the RSA Algorithm for Public Key Cryptography.</text:span></text:p>
      <text:p text:style-name="P1"><text:span text:style-name="T4">36) Implement the Floyd-Rivest Algorithm for Selection.</text:span></text:p>
      <text:p text:style-name="P1"><text:span text:style-name="T4">37) Solve the Rod Cutting Problem using Dynamic Programming.</text:span></text:p>
      <text:p text:style-name="P1"><text:span text:style-name="T4">38) Implement the Schorr-Waite Algorithm for Garbage Collection.</text:span></text:p>
      <text:p text:style-name="P1"><text:span text:style-name="T4">39) Implement the Aho-Corasick Algorithm for String Matching.</text:span></text:p>
      <text:p text:style-name="P1"><text:span text:style-name="T4">40) Implement the Huffman Coding Algorithm for Data Compression.</text:span></text:p>
      <text:p text:style-name="P1"><text:span text:style-name="T4">41) Determine the Longest Increasing Subsequence in an Array.</text:span></text:p>
      <text:p text:style-name="P1"><text:span text:style-name="T4">42) Calculate the Edit Distance between Two Strings.</text:span></text:p>
      <text:p text:style-name="P1"><text:span text:style-name="T4">43) Find the Shortest Superstring in a Set of Strings.</text:span></text:p>
      <text:p text:style-name="P1"><text:span text:style-name="T4">44) Implement the Miller-Rabin Primality Test.</text:span></text:p>
      <text:p text:style-name="P1"><text:span text:style-name="T4">45) Solve the Word Break Problem using Dynamic Programming.</text:span></text:p>
      <text:p text:style-name="P1"><text:span text:style-name="T4">46) Solve the Subset Sum Problem using Backtracking.</text:span></text:p>
      <text:p text:style-name="P1"><text:span text:style-name="T4">47) Implement the Skip List Data Structure.</text:span></text:p>
      <text:p text:style-name="P1"><text:span text:style-name="T4">48) Solve the Longest Common Substring Problem.</text:span></text:p>
      <text:p text:style-name="P1"><text:span text:style-name="T4">49) Implement the Minimum Spanning Tree using Boruvka's Algorithm.</text:span></text:p>
      <text:p text:style-name="P1"><text:span text:style-name="T4">50) Implement a Breadth-First Search on a 2D Grid.</text:span></text:p>
      <text:p text:style-name="P1"><text:span text:style-name="T4">51) Solve the Minimum Cost Flow Problem.</text:span></text:p>
      <text:p text:style-name="P1"><text:span text:style-name="T4">52) Implement the Knuth-Morris-Pratt Algorithm for Pattern Matching.</text:span></text:p>
      <text:p text:style-name="P1"><text:span text:style-name="T4">53) Solve the Maximum Subarray Sum Circular Problem.</text:span></text:p>
      <text:p text:style-name="P1"><text:span text:style-name="T4">54) Solve the 3-Sum Problem.</text:span></text:p>
      <text:p text:style-name="P1"><text:span text:style-name="T4">55) Solve the String to Integer (Atoi) Problem.</text:span></text:p>
      <text:p text:style-name="P1"><text:span text:style-name="T4">56) Implement a Skip Graph.</text:span></text:p>
      <text:p text:style-name="P1"><text:span text:style-name="T4">57) Solve the Maximum Sum Increasing Subsequence Problem.</text:span></text:p>
      <text:p text:style-name="P1"><text:span text:style-name="T4">58) Solve the Number of Islands Problem. </text:span></text:p>
      <text:p text:style-name="P1"><text:span text:style-name="T4">59) Solve the Text Justification Problem.</text:span></text:p>
      <text:p text:style-name="P1"><text:span text:style-name="T4">60) Implement the Buhrman-Miltersen Algorithm for Quantum Query Complexity.</text:span></text:p>
      <text:p text:style-name="P1"><text:span text:style-name="T4">61) Solve the Top K Frequent Elements Problem.</text:span></text:p>
      <text:p text:style-name="P1"><text:span text:style-name="T4">62) Solve the Edit Distance Problem with Operations.</text:span></text:p>
      <text:p text:style-name="P1"><text:span text:style-name="T4">63) Implement the Count-Min Sketch Data Structure.</text:span></text:p>
      <text:p text:style-name="P1"><text:span text:style-name="T4">64) Solve the Minimum Number of Jumps to Reach the End Problem.</text:span></text:p>
      <text:p text:style-name="P1"><text:span text:style-name="T4">65) Implement a Differential Evolution Algorithm.</text:span></text:p>
      <text:p text:style-name="P1"><text:span text:style-name="T4">66) Solve the Bitonic Euclidean Traveling Salesman Problem.</text:span></text:p>
      <text:p text:style-name="P1"><text:span text:style-name="T4">67) Solve the Knapsack Problem with Fractional Weights.</text:span></text:p>
      <text:p text:style-name="P1"><text:span text:style-name="T4">68) Solve the Union-Find (Disjoint Set) Problem with Path Compression.</text:span></text:p>
      <text:p text:style-name="P1"><text:span text:style-name="T4">69) Implement the Hill Climbing Algorithm for Optimization.</text:span></text:p>
      <text:p text:style-name="P1"><text:span text:style-name="T4">70) Solve the Degree of an Array Problem.</text:span></text:p>
      <text:p text:style-name="P1"><text:span text:style-name="T4">71) Implement the Lempel-Ziv-Welch (LZW) Compression Algorithm.</text:span></text:p>
      <text:p text:style-name="P1"><text:span text:style-name="T4">72) Implement the Cooley-Tukey Fast Fourier Transform (FFT) Algorithm.</text:span></text:p>
      <text:p text:style-name="P1"><text:span text:style-name="T4">73) Implement a Range Minimum Query (RMQ) Data Structure.</text:span></text:p>
      <text:p text:style-name="P1"><text:span text:style-name="T4">74) Implement the Tarjan's Algorithm for Dominators in a Graph.</text:span></text:p>
      <text:p text:style-name="P1"><text:span text:style-name="T4">75) Solve the Burst Balloons Problem.</text:span></text:p>
      <text:p text:style-name="P1"><text:span text:style-name="T4">76) Implement the Suffix Tree Data Structure.</text:span></text:p>
      <text:p text:style-name="P1"><text:span text:style-name="T4">77) Solve the Sum of Distances in Tree Problem.</text:span></text:p>
      <text:p text:style-name="P1"><text:span text:style-name="T4">78) Implement a Genetic Programming Algorithm.</text:span></text:p>
      <text:p text:style-name="P1"><text:span text:style-name="T4">79) Solve the Minimum Cost to Connect Sticks Problem.</text:span></text:p>
      <text:p text:style-name="P1"><text:span text:style-name="T4">80) Implement the Parallel Prefix Sum (Scan) Algorithm.</text:span></text:p>
      <text:p text:style-name="P1"><text:span text:style-name="T4">81) Solve the Count of Subarrays with Given Sum Problem.</text:span></text:p>
      <text:p text:style-name="P1"><text:span text:style-name="T4">82) Implement a Bloom Filter with False Positives Probability Estimation.</text:span></text:p>
      <text:p text:style-name="P1"><text:span text:style-name="T4">83) Solve the Expression Add Operators Problem.</text:span></text:p>
      <text:p text:style-name="P1"><text:span text:style-name="T4">84) Implement a Parallel Breadth-First Search Algorithm.</text:span></text:p>
      <text:p text:style-name="P1"><text:span text:style-name="T4">85) Solve the Count of Range Sum Problem.</text:span></text:p>
      <text:p text:style-name="P1"><text:span text:style-name="T4">86) Implement a Linear Congruential Generator.</text:span></text:p>
      <text:p text:style-name="P1"><text:span text:style-name="T4">87) Implement the COBWEB Algorithm for Incremental Concept Learning.</text:span></text:p>
      <text:p text:style-name="P1"><text:span text:style-name="T4">88) Solve the Expression Tree Build Problem.</text:span></text:p>
      <text:p text:style-name="P1"><text:span text:style-name="T4">89) Implement a Quantum Walk Algorithm.</text:span></text:p>
      <text:p text:style-name="P1"><text:span text:style-name="T4">90) Solve the Minimum Number of Taps to Open to Water a Garden Problem.</text:span></text:p>
      <text:p text:style-name="P1"><text:span text:style-name="T4">91) Implement a Bloom Filter with Dynamic Resizing.</text:span></text:p>
      <text:p text:style-name="P1"><text:span text:style-name="T4">92) Solve the Maximum Performance of a Team Problem.</text:span></text:p>
      <text:p text:style-name="P1"><text:span text:style-name="T4">93) Implement the Carter-Wegman Universal Hash Function.</text:span></text:p>
      <text:p text:style-name="P1"><text:span text:style-name="T4">94) Implement a Skip-gram Model for Word Embeddings.</text:span></text:p>
      <text:p text:style-name="P1"><text:span text:style-name="T4">95) Implement the Rete II Algorithm for Rule-Based Systems.</text:span></text:p>
      <text:p text:style-name="P1"><text:span text:style-name="T4">96) Solve the Maximal Network Rank Problem.</text:span></text:p>
      <text:p text:style-name="P1"><text:span text:style-name="T4">97) Solve the Kth Smallest Element in a Sorted Matrix Problem.</text:span></text:p>
      <text:p text:style-name="P1"><text:span text:style-name="T4">98) Implement the Graph-Based Genetic Algorithm.</text:span></text:p>
      <text:p text:style-name="P1"><text:span text:style-name="T4">99) Implement the Viterbi Algorithm for Hidden Markov Models.</text:span></text:p>
      <text:p text:style-name="P1"><text:span text:style-name="T4">100) Solve the Minimum Path Sum in a Triangle Problem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